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42585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1bbb41" officeooo:paragraph-rsid="001bbb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normal" officeooo:rsid="001bbb41" officeooo:paragraph-rsid="001ed2d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weight="normal" officeooo:rsid="001ed2d3" officeooo:paragraph-rsid="001ed2d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weight="normal" officeooo:rsid="0021e9c5" officeooo:paragraph-rsid="0021e9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bbb41" officeooo:paragraph-rsid="001bbb4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3333" fo:font-size="14pt" fo:font-weight="bold" officeooo:rsid="000cb8bd" officeooo:paragraph-rsid="0014258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3333" fo:font-size="14pt" fo:font-weight="bold" officeooo:rsid="001d217f" officeooo:paragraph-rsid="00229b71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229b71" officeooo:paragraph-rsid="00229b71"/>
    </style:style>
    <style:style style:name="P12" style:family="paragraph" style:parent-style-name="Standard">
      <style:paragraph-properties fo:text-align="start" style:justify-single-word="false"/>
      <style:text-properties officeooo:rsid="0024ac72" officeooo:paragraph-rsid="0024ac72"/>
    </style:style>
    <style:style style:name="P13" style:family="paragraph" style:parent-style-name="Standard">
      <style:paragraph-properties fo:text-align="start" style:justify-single-word="false"/>
      <style:text-properties fo:color="#ff3333" fo:font-size="14pt" fo:font-weight="bold" officeooo:rsid="001d217f" officeooo:paragraph-rsid="0014258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3333" fo:font-size="14pt" fo:font-weight="bold" officeooo:rsid="00263b2c" officeooo:paragraph-rsid="00263b2c" style:font-size-asian="14pt" style:font-weight-asian="bold" style:font-size-complex="14pt" style:font-weight-complex="bold"/>
    </style:style>
    <style:style style:name="T1" style:family="text">
      <style:text-properties fo:color="#ff3333" fo:font-size="14pt" fo:font-weight="bold" officeooo:rsid="000cb8bd" style:font-size-asian="14pt" style:font-weight-asian="bold" style:font-size-complex="14pt" style:font-weight-complex="bold"/>
    </style:style>
    <style:style style:name="T2" style:family="text">
      <style:text-properties fo:color="#ff3333" fo:font-size="14pt" fo:font-weight="bold" officeooo:rsid="001bbb41" style:font-size-asian="14pt" style:font-weight-asian="bold" style:font-size-complex="14pt" style:font-weight-complex="bold"/>
    </style:style>
    <style:style style:name="T3" style:family="text">
      <style:text-properties fo:color="#ff3333" fo:font-size="14pt" fo:font-weight="bold" officeooo:rsid="001d217f" style:font-size-asian="14pt" style:font-weight-asian="bold" style:font-size-complex="14pt" style:font-weight-complex="bold"/>
    </style:style>
    <style:style style:name="T4" style:family="text">
      <style:text-properties fo:color="#000000" fo:font-size="12pt" fo:font-weight="normal" officeooo:rsid="001bbb41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d217f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201fa8"/>
    </style:style>
    <style:style style:name="T9" style:family="text">
      <style:text-properties officeooo:rsid="0024ac72"/>
    </style:style>
    <style:style style:name="T10" style:family="text">
      <style:text-properties officeooo:rsid="002544b1"/>
    </style:style>
    <style:style style:name="T11" style:family="text">
      <style:text-properties officeooo:rsid="00263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3"/>
      <text:p text:style-name="P3"/>
      <text:p text:style-name="P3"><text:span text:style-name="T1">- </text:span><text:span text:style-name="T2">Faire graphe</text:span></text:p>
      <text:p text:style-name="P4">t'as les mesure dans le rapport (supprime le tableau ou met les dans un documents tu garderas ) pcq le prof n'en veut pas je crois</text:p>
      <text:p text:style-name="P8"><text:span text:style-name="T5">Pour l'échelle je sais pas, et pour les graphes à faire je sais pas trop .. Le plus interessant e</text:span><text:span text:style-name="T6">s</text:span><text:span text:style-name="T5">t t1 car on a des mesure pour les 2</text:span><text:span text:style-name="T7"> etapes</text:span></text:p>
      <text:p text:style-name="P9"/>
      <text:p text:style-name="P13">- <text:span text:style-name="T11">Corriger t0</text:span></text:p>
      <text:p text:style-name="P13">-<text:span text:style-name="T11">Corriger e2 t2</text:span></text:p>
      <text:p text:style-name="P13"/>
      <text:p text:style-name="P13">- <text:span text:style-name="T11">faire e3 t1</text:span></text:p>
      <text:p text:style-name="P14">-faire e3 t2</text:p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26T18:44:17.803388923</dc:date>
    <meta:editing-duration>PT5H39M45S</meta:editing-duration>
    <meta:editing-cycles>37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73" meta:character-count="342" meta:non-whitespace-character-count="276"/>
  </office:meta>
</office:document-meta>
</file>